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8509.784.</text:p>
          </table:table-cell>
          <table:table-cell/>
          <table:table-cell table:style-name="Default"/>
          <table:table-cell table:style-name="Default" office:value-type="string" calcext:value-type="string">
            <text:p>59568.49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8508.105</text:p>
          </table:table-cell>
          <table:table-cell table:number-columns-repeated="2"/>
          <table:table-cell office:value-type="string" calcext:value-type="string">
            <text:p>68064.8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8501.61|</text:p>
          </table:table-cell>
          <table:table-cell/>
          <table:table-cell table:style-name="Default"/>
          <table:table-cell table:style-name="Default" office:value-type="string" calcext:value-type="string">
            <text:p>76514.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78.7283|</text:p>
          </table:table-cell>
          <table:table-cell table:number-columns-repeated="2"/>
          <table:table-cell office:value-type="string" calcext:value-type="string">
            <text:p>5872.3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1495.7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937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office:value-type="string" calcext:value-type="string">
            <text:p>-2741</text:p>
          </table:table-cell>
          <table:table-cell table:number-columns-repeated="9"/>
          <table:table-cell office:value-type="string" calcext:value-type="string">
            <text:p>=1652.41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 style:data-style-name="N2" text:time-value="15:25:00.6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5T15:25:55.993000000</dc:date>
    <meta:editing-duration>P6DT16H27M20S</meta:editing-duration>
    <meta:editing-cycles>2622</meta:editing-cycles>
    <meta:document-statistic meta:table-count="6" meta:cell-count="14598" meta:object-count="0"/>
  </office:meta>
</office:document-meta>
</file>